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A000000324BB876E81A39FA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officeooo:paragraph-rsid="0019046b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fo:font-size="13pt" fo:font-weight="bold" officeooo:rsid="00147362" officeooo:paragraph-rsid="0014a899" fo:background-color="#ddddd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paragraph-rsid="0019046b"/>
    </style:style>
    <style:style style:name="T1" style:family="text">
      <style:text-properties fo:font-size="13pt" officeooo:rsid="00147362" style:font-size-asian="13pt" style:font-size-complex="13pt"/>
    </style:style>
    <style:style style:name="T2" style:family="text">
      <style:text-properties fo:font-size="13pt" officeooo:rsid="001bd8ce" style:font-size-asian="13pt" style:font-size-complex="13pt"/>
    </style:style>
    <style:style style:name="T3" style:family="text">
      <style:text-properties officeooo:rsid="001bd8ce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3">5</text:span>.</text:p>
      <text:p text:style-name="P3"><text:span text:style-name="T1">Calculate the SHA512 hash </text:span><text:span text:style-name="T2">value.</text:span></text:p>
      <text:p text:style-name="P2">sha512sum<text:span text:style-name="T4"> nistspecialpublication800-100.pdf</text:span> </text:p>
      <text:p text:style-name="P2"><draw:frame draw:style-name="fr1" draw:name="Image1" text:anchor-type="char" svg:width="6.9252in" svg:height="0.3819in" draw:z-index="0"><draw:image xlink:href="Pictures/100002010000038A000000324BB876E81A39FAE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4:18.249791897</meta:creation-date>
    <meta:generator>LibreOffice/6.4.7.2$Linux_X86_64 LibreOffice_project/40$Build-2</meta:generator>
    <dc:date>2021-07-28T14:24:38.166678860</dc:date>
    <meta:editing-duration>PT40M50S</meta:editing-duration>
    <meta:editing-cycles>8</meta:editing-cycles>
    <meta:document-statistic meta:table-count="0" meta:image-count="1" meta:object-count="0" meta:page-count="1" meta:paragraph-count="3" meta:word-count="8" meta:character-count="78" meta:non-whitespace-character-count="72"/>
  </office:meta>
</office:document-meta>
</file>